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7654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paragraph-rsid="00157654"/>
    </style:style>
    <style:style style:name="T1" style:family="text">
      <style:text-properties officeooo:rsid="0015765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UGb2Qe"/><text:a xlink:type="simple" xlink:href="https://classroom.google.com/u/4/c/NzczNzk0NjM3MzA1" office:target-frame-name="_self" xlink:show="replace" text:style-name="Internet_20_link" text:visited-style-name="Visited_20_Internet_20_Link"><text:span text:style-name="Strong_20_Emphasis">PROJETO EM COMPUTACAO APLICADA</text:span></text:a><text:span text:style-name="Strong_20_Emphasis"> </text:span></text:p>
      <text:p text:style-name="P3"><text:span text:style-name="Strong_20_Emphasis"/></text:p>
      <text:p text:style-name="P3"><text:span text:style-name="Strong_20_Emphasis"><text:span text:style-name="T1">Matheus Cardoso Silva Ribeiro / RA: 923105916</text:span></text:span></text:p>
      <text:p text:style-name="P3"><text:span text:style-name="Strong_20_Emphasis"><text:span text:style-name="T1">Enzo Matsumoto Maximiano Fernandes / RA: 923107552</text:span></text:span></text:p>
      <text:p text:style-name="P3"><text:span text:style-name="Strong_20_Emphasis"/></text:p>
      <text:p text:style-name="Text_20_body"><text:span text:style-name="Strong_20_Emphasis">PIZZARIA CARTSUMOTO</text:span><text:line-break/>Relatório técnico do projeto desenvolvido para a disciplina de Programação Web.</text:p>
      <text:p text:style-name="Horizontal_20_Line"/>
      <text:h text:style-name="Heading_20_3" text:outline-level="3">1. Identificação do Projeto</text:h>
      <text:p text:style-name="Text_20_body"><text:span text:style-name="Strong_20_Emphasis">Nome do Projeto:</text:span> Pizzaria Cartsumoto</text:p>
      <text:p text:style-name="Text_20_body"><text:span text:style-name="Strong_20_Emphasis">Repositório do Projeto:</text:span><text:line-break/>O repositório encontra-se disponível publicamente no GitHub e deve estar acessível para o e-mail institucional.<text:line-break/>Link: https://github.com/matheuscardoso123/projetofaculdade</text:p>
      <text:p text:style-name="Horizontal_20_Line"/>
      <text:h text:style-name="Heading_20_3" text:outline-level="3">2. Descrição do Projeto</text:h>
      <text:p text:style-name="Text_20_body">O presente projeto consiste no desenvolvimento inicial de um site para a pizzari<text:span text:style-name="T1">a</text:span> <text:span text:style-name="Emphasis">Pizzaria Cartsumoto</text:span>. A proposta inclui a criação de páginas de cardápio e informações de contato, estruturadas utilizando HTML, CSS e Java. O objetivo é estabelecer a base para futuras melhorias e funcionalidades adicionais, permitindo evolução contínua do sistema.</text:p>
      <text:p text:style-name="Horizontal_20_Line"/>
      <text:h text:style-name="Heading_20_3" text:outline-level="3">3. Objetivo Geral</text:h>
      <text:p text:style-name="Text_20_body">Desenvolver a estrutura inicial de um website voltado para apresentação de produtos e informações institucionais de uma pizzaria, oferecendo uma navegação simples e intuitiva ao usuário.</text:p>
      <text:p text:style-name="Horizontal_20_Line"/>
      <text:h text:style-name="Heading_20_3" text:outline-level="3">4. Objetivos Específicos</text:h>
      <text:list xml:id="list618267353" text:style-name="L1">
        <text:list-item>
          <text:p text:style-name="P2">Criar página de cardápio com visualização das pizzas disponíveis.</text:p>
        </text:list-item>
        <text:list-item>
          <text:p text:style-name="P2">Disponibilizar página com informações de contato e atendimento.</text:p>
        </text:list-item>
        <text:list-item>
          <text:p text:style-name="P2">Estruturar o projeto em HTML, CSS e Java visando organização e expansão futura.</text:p>
        </text:list-item>
      </text:list>
      <text:p text:style-name="Horizontal_20_Line"/>
      <text:h text:style-name="Heading_20_3" text:outline-level="3">5. Melhoria Inicial Planejada</text:h>
      <text:p text:style-name="Text_20_body">Como melhoria planejada, será implementado um sistema de carrinho de compras, permitindo que o cliente selecione pizzas, visualize o resumo do pedido e confirme antes da finalização. Essa funcionalidade aumentará a interatividade e a usabilidade do site, aproximando-o de um ambiente real de e-commerce.</text:p>
      <text:p text:style-name="Horizontal_20_Line"><text:soft-page-break/></text:p>
      <text:h text:style-name="Heading_20_3" text:outline-level="3">6. Considerações Finais</text:h>
      <text:p text:style-name="Text_20_body">O projeto encontra-se em fase inicial e possui estrutura adequada para evolução. A implementação do carrinho de compras será o próximo passo, ampliando a funcionalidade e agregando maior valor ao sistema desenvolvi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30T15:53:50.189000000</meta:creation-date>
    <dc:date>2025-11-30T16:57:35.159000000</dc:date>
    <meta:editing-duration>PT53M34S</meta:editing-duration>
    <meta:editing-cycles>1</meta:editing-cycles>
    <meta:document-statistic meta:table-count="0" meta:image-count="0" meta:object-count="0" meta:page-count="2" meta:paragraph-count="19" meta:word-count="263" meta:character-count="1862" meta:non-whitespace-character-count="1620"/>
    <meta:generator>Neat_Office/6.2.8.2$Windows_x86 LibreOffice_project/</meta:generator>
  </office:meta>
</office:document-meta>
</file>